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upaj</text:p>
          </table:table-cell>
        </table:table-row>
        <table:table-row table:style-name="ro1">
          <table:table-cell office:value-type="float" office:value="28181152" calcext:value-type="float">
            <text:p>2818115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191026" calcext:value-type="float">
            <text:p>28191026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201013" calcext:value-type="float">
            <text:p>282010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201056" calcext:value-type="float">
            <text:p>2820105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201076" calcext:value-type="float">
            <text:p>28201076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8201077" calcext:value-type="float">
            <text:p>28201077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8201114" calcext:value-type="float">
            <text:p>28201114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201145" calcext:value-type="float">
            <text:p>282011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1153" calcext:value-type="float">
            <text:p>2820115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8211002" calcext:value-type="float">
            <text:p>28211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11005" calcext:value-type="float">
            <text:p>28211005</text:p>
          </table:table-cell>
          <table:table-cell table:style-name="ce1" table:number-columns-repeated="5"/>
        </table:table-row>
        <table:table-row table:style-name="ro1">
          <table:table-cell office:value-type="float" office:value="28211006" calcext:value-type="float">
            <text:p>28211006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211008" calcext:value-type="float">
            <text:p>2821100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11014" calcext:value-type="float">
            <text:p>2821101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8211018" calcext:value-type="float">
            <text:p>282110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211027" calcext:value-type="float">
            <text:p>282110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11044" calcext:value-type="float">
            <text:p>282110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211048" calcext:value-type="float">
            <text:p>2821104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8211050" calcext:value-type="float">
            <text:p>2821105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211051" calcext:value-type="float">
            <text:p>282110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11074" calcext:value-type="float">
            <text:p>28211074</text:p>
          </table:table-cell>
          <table:table-cell table:style-name="ce1" table:number-columns-repeated="5"/>
        </table:table-row>
        <table:table-row table:style-name="ro1">
          <table:table-cell office:value-type="float" office:value="28211083" calcext:value-type="float">
            <text:p>28211083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8211084" calcext:value-type="float">
            <text:p>28211084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8211093" calcext:value-type="float">
            <text:p>28211093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8211104" calcext:value-type="float">
            <text:p>28211104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8221001" calcext:value-type="float">
            <text:p>28221001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8221003" calcext:value-type="float">
            <text:p>28221003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1004" calcext:value-type="float">
            <text:p>282210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8221006" calcext:value-type="float">
            <text:p>28221006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1008" calcext:value-type="float">
            <text:p>2822100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221009" calcext:value-type="float">
            <text:p>282210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221010" calcext:value-type="float">
            <text:p>2822101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1011" calcext:value-type="float">
            <text:p>2822101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8221012" calcext:value-type="float">
            <text:p>282210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221016" calcext:value-type="float">
            <text:p>28221016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8221018" calcext:value-type="float">
            <text:p>2822101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221022" calcext:value-type="float">
            <text:p>28221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221024" calcext:value-type="float">
            <text:p>282210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8221026" calcext:value-type="float">
            <text:p>282210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8221029" calcext:value-type="float">
            <text:p>28221029</text:p>
          </table:table-cell>
          <table:table-cell table:style-name="ce1" table:number-columns-repeated="5"/>
        </table:table-row>
        <table:table-row table:style-name="ro1">
          <table:table-cell office:value-type="float" office:value="28221030" calcext:value-type="float">
            <text:p>2822103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8221033" calcext:value-type="float">
            <text:p>28221033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8221035" calcext:value-type="float">
            <text:p>282210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8221038" calcext:value-type="float">
            <text:p>28221038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1040" calcext:value-type="float">
            <text:p>282210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8221041" calcext:value-type="float">
            <text:p>28221041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8221042" calcext:value-type="float">
            <text:p>2822104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221046" calcext:value-type="float">
            <text:p>28221046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1047" calcext:value-type="float">
            <text:p>2822104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1052" calcext:value-type="float">
            <text:p>2822105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221053" calcext:value-type="float">
            <text:p>28221053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8221054" calcext:value-type="float">
            <text:p>2822105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28221057" calcext:value-type="float">
            <text:p>2822105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8221061" calcext:value-type="float">
            <text:p>2822106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8221062" calcext:value-type="float">
            <text:p>282210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8221063" calcext:value-type="float">
            <text:p>2822106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1065" calcext:value-type="float">
            <text:p>2822106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8221066" calcext:value-type="float">
            <text:p>28221066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8221067" calcext:value-type="float">
            <text:p>282210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3" table:number-columns-spanned="6" table:number-rows-spanned="1"/>
          <table:covered-table-cell table:number-columns-repeated="5" table:style-name="Default"/>
        </table:table-row>
        <table:table-row table:style-name="ro1">
          <table:table-cell office:value-type="float" office:value="28221068" calcext:value-type="float">
            <text:p>28221068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8221071" calcext:value-type="float">
            <text:p>28221071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8221077" calcext:value-type="float">
            <text:p>28221077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1081" calcext:value-type="float">
            <text:p>28221081</text:p>
          </table:table-cell>
          <table:table-cell table:style-name="ce1" table:number-columns-repeated="5"/>
        </table:table-row>
        <table:table-row table:style-name="ro1">
          <table:table-cell office:value-type="float" office:value="28221082" calcext:value-type="float">
            <text:p>28221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8221086" calcext:value-type="float">
            <text:p>2822108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28221089" calcext:value-type="float">
            <text:p>28221089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8221090" calcext:value-type="float">
            <text:p>2822109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21092" calcext:value-type="float">
            <text:p>28221092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221093" calcext:value-type="float">
            <text:p>28221093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28221094" calcext:value-type="float">
            <text:p>282210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221096" calcext:value-type="float">
            <text:p>28221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8221098" calcext:value-type="float">
            <text:p>282210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8221099" calcext:value-type="float">
            <text:p>28221099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8221100" calcext:value-type="float">
            <text:p>282211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8221104" calcext:value-type="float">
            <text:p>2822110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8221120" calcext:value-type="float">
            <text:p>2822112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28221128" calcext:value-type="float">
            <text:p>28221128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8221138" calcext:value-type="float">
            <text:p>282211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875" calcext:value-type="float">
            <text:p>1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7:46:33.865000000</meta:creation-date>
    <dc:date>2023-12-21T07:53:32.767000000</dc:date>
    <meta:editing-duration>PT7M</meta:editing-duration>
    <meta:editing-cycles>1</meta:editing-cycles>
    <meta:document-statistic meta:table-count="1" meta:cell-count="453" meta:object-count="0"/>
    <meta:generator>LibreOffice/7.5.3.2$Windows_X86_64 LibreOffice_project/9f56dff12ba03b9acd7730a5a481eea045e468f3</meta:generator>
  </office:meta>
</office:document-meta>
</file>